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ENZUELA PAUCAR, PERCY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81303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5736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LENZUELA PAUCAR, PERCY ANTO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1303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2385605</text:p>
          </table:table-cell>
          <table:table-cell table:style-name="Tabla2.D3" office:value-type="string">
            <text:p text:style-name="P23">28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50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